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8.77mm" fo:break-before="auto" style:use-optimal-row-height="true"/>
    </style:style>
    <style:style style:name="ro3" style:family="table-row">
      <style:table-row-properties style:row-height="52.11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1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Registrar pagament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 office:value-type="string" calcext:value-type="string">
            <text:p>[UC02] Parcelar pagamentos</text:p>
            <text:p>[UC03] Categorizar pagamento</text:p>
            <text:p>[UC06] Exibir extra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conta e ter saldo suficient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cadastrar quantos pagamentos forem necessários. Após o cadastramento, o sistema deve disponibilizar:</text:p>
            <text:p/>
            <text:p>I) Lista de pagamentos realizados [UC06];</text:p>
            <text:p>II) Parcelar um ou mais pagamentos; [UC02]</text:p>
            <text:p>III) Categorizar o pagamento de acordo com sua classificação; [UC03]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57:19.868145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1:57:52.460811493</dc:date>
    <meta:editing-duration>PT3M59S</meta:editing-duration>
    <meta:editing-cycles>4</meta:editing-cycles>
    <meta:generator>LibreOffice/5.1.6.2$Linux_X86_64 LibreOffice_project/10m0$Build-2</meta:generator>
    <meta:document-statistic meta:table-count="1" meta:cell-count="10" meta:object-count="0"/>
  </office:meta>
</office:document-meta>
</file>